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0e67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officeooo:rsid="000f95d8" officeooo:paragraph-rsid="000f95d8"/>
    </style:style>
    <style:style style:name="P4" style:family="paragraph" style:parent-style-name="Standard">
      <style:text-properties officeooo:paragraph-rsid="000f95d8"/>
    </style:style>
    <style:style style:name="P5" style:family="paragraph" style:parent-style-name="Standard">
      <style:text-properties fo:color="#000000" loext:opacity="100%" officeooo:rsid="000f95d8" officeooo:paragraph-rsid="000f95d8"/>
    </style:style>
    <style:style style:name="P6" style:family="paragraph" style:parent-style-name="Standard">
      <style:text-properties fo:color="#000000" loext:opacity="100%" officeooo:rsid="000f95d8" officeooo:paragraph-rsid="000f95d8" loext:padding="0cm" loext:border="none"/>
    </style:style>
    <style:style style:name="P7" style:family="paragraph" style:parent-style-name="Standard">
      <style:text-properties fo:color="#000000" loext:opacity="100%" officeooo:rsid="0012be23" officeooo:paragraph-rsid="0012be23"/>
    </style:style>
    <style:style style:name="P8" style:family="paragraph" style:parent-style-name="Standard">
      <style:text-properties officeooo:paragraph-rsid="000fd3a7"/>
    </style:style>
    <style:style style:name="P9" style:family="paragraph" style:parent-style-name="Standard">
      <style:text-properties officeooo:rsid="000fd3a7" officeooo:paragraph-rsid="000fd3a7"/>
    </style:style>
    <style:style style:name="P10" style:family="paragraph" style:parent-style-name="Standard">
      <style:text-properties officeooo:rsid="000fd3a7" officeooo:paragraph-rsid="000f95d8"/>
    </style:style>
    <style:style style:name="P11" style:family="paragraph" style:parent-style-name="Standard">
      <style:text-properties officeooo:rsid="0014a028" officeooo:paragraph-rsid="0014a028"/>
    </style:style>
    <style:style style:name="P12" style:family="paragraph" style:parent-style-name="Standard">
      <style:text-properties officeooo:paragraph-rsid="0014dfb9"/>
    </style:style>
    <style:style style:name="P13" style:family="paragraph" style:parent-style-name="Standard">
      <style:text-properties officeooo:rsid="00159967" officeooo:paragraph-rsid="00159967"/>
    </style:style>
    <style:style style:name="P14" style:family="paragraph" style:parent-style-name="Standard">
      <style:text-properties officeooo:paragraph-rsid="00159967"/>
    </style:style>
    <style:style style:name="P15" style:family="paragraph" style:parent-style-name="Text_20_body">
      <style:text-properties officeooo:paragraph-rsid="00159967"/>
    </style:style>
    <style:style style:name="P16" style:family="paragraph" style:parent-style-name="Text_20_body">
      <style:paragraph-properties fo:margin-left="0cm" fo:margin-right="0cm" fo:margin-top="0cm" fo:margin-bottom="0.397cm" style:contextual-spacing="false" fo:text-indent="0cm" style:auto-text-indent="false"/>
    </style:style>
    <style:style style:name="P17" style:family="paragraph" style:parent-style-name="Standard">
      <style:text-properties fo:color="#4169e1" loext:opacity="100%" officeooo:rsid="0012be23" officeooo:paragraph-rsid="000f95d8"/>
    </style:style>
    <style:style style:name="P18" style:family="paragraph" style:parent-style-name="Standard">
      <style:text-properties officeooo:rsid="001ab19b" officeooo:paragraph-rsid="001ab19b"/>
    </style:style>
    <style:style style:name="P19" style:family="paragraph" style:parent-style-name="Text_20_body">
      <style:text-properties officeooo:rsid="001ab19b" officeooo:paragraph-rsid="001ab19b"/>
    </style:style>
    <style:style style:name="P20" style:family="paragraph" style:parent-style-name="Text_20_body">
      <style:text-properties officeooo:paragraph-rsid="001ab19b"/>
    </style:style>
    <style:style style:name="P21" style:family="paragraph" style:parent-style-name="Text_20_body">
      <style:text-properties officeooo:paragraph-rsid="001b36c7"/>
    </style:style>
    <style:style style:name="P22" style:family="paragraph" style:parent-style-name="Text_20_body">
      <style:text-properties officeooo:rsid="001b36c7" officeooo:paragraph-rsid="001b36c7"/>
    </style:style>
    <style:style style:name="P23" style:family="paragraph" style:parent-style-name="Text_20_body">
      <style:text-properties officeooo:rsid="001c647d" officeooo:paragraph-rsid="001c647d"/>
    </style:style>
    <style:style style:name="P24" style:family="paragraph" style:parent-style-name="Text_20_body">
      <style:text-properties officeooo:paragraph-rsid="001c647d"/>
    </style:style>
    <style:style style:name="P25" style:family="paragraph" style:parent-style-name="Standard">
      <style:text-properties officeooo:rsid="001b36c7" officeooo:paragraph-rsid="001b36c7"/>
    </style:style>
    <style:style style:name="P26" style:family="paragraph" style:parent-style-name="Standard">
      <style:text-properties officeooo:rsid="001b36c7" officeooo:paragraph-rsid="001e647c"/>
    </style:style>
    <style:style style:name="P27" style:family="paragraph" style:parent-style-name="Standard">
      <style:text-properties officeooo:rsid="001e647c" officeooo:paragraph-rsid="001e647c"/>
    </style:style>
    <style:style style:name="P28" style:family="paragraph" style:parent-style-name="Standard">
      <style:paragraph-properties fo:break-before="page"/>
      <style:text-properties officeooo:rsid="001e647c" officeooo:paragraph-rsid="001e647c"/>
    </style:style>
    <style:style style:name="P29" style:family="paragraph" style:parent-style-name="Text_20_body">
      <style:paragraph-properties fo:break-before="page"/>
      <style:text-properties fo:font-weight="bold" officeooo:rsid="001b36c7" officeooo:paragraph-rsid="001b36c7" style:font-weight-asian="bold" style:font-weight-complex="bold"/>
    </style:style>
    <style:style style:name="P30" style:family="paragraph" style:parent-style-name="Text_20_body">
      <style:text-properties officeooo:rsid="001b36c7" officeooo:paragraph-rsid="001b36c7"/>
    </style:style>
    <style:style style:name="P31" style:family="paragraph" style:parent-style-name="Text_20_body">
      <style:text-properties officeooo:rsid="001e647c" officeooo:paragraph-rsid="001e647c"/>
    </style:style>
    <style:style style:name="P32" style:family="paragraph" style:parent-style-name="Text_20_body">
      <style:text-properties officeooo:paragraph-rsid="001e647c"/>
    </style:style>
    <style:style style:name="P33" style:family="paragraph" style:parent-style-name="Text_20_body">
      <style:paragraph-properties fo:margin-left="0cm" fo:margin-right="0cm" fo:margin-top="0cm" fo:margin-bottom="0.397cm" style:contextual-spacing="false" fo:text-indent="0cm" style:auto-text-indent="false"/>
    </style:style>
    <style:style style:name="T1" style:family="text">
      <style:text-properties officeooo:rsid="000e0e67"/>
    </style:style>
    <style:style style:name="T2" style:family="text">
      <style:text-properties loext:padding="0cm" loext:border="none"/>
    </style:style>
    <style:style style:name="T3" style:family="text">
      <style:text-properties style:text-underline-style="none" officeooo:rsid="000e0e67"/>
    </style:style>
    <style:style style:name="T4" style:family="text">
      <style:text-properties fo:color="#4169e1" loext:opacity="100%"/>
    </style:style>
    <style:style style:name="T5" style:family="text">
      <style:text-properties fo:color="#4169e1" loext:opacity="100%" style:text-underline-style="none" officeooo:rsid="000f95d8"/>
    </style:style>
    <style:style style:name="T6" style:family="text">
      <style:text-properties fo:color="#4169e1" loext:opacity="100%" loext:padding="0cm" loext:border="none"/>
    </style:style>
    <style:style style:name="T7" style:family="text">
      <style:text-properties fo:color="#4169e1" loext:opacity="100%" officeooo:rsid="000f95d8" loext:padding="0cm" loext:border="none"/>
    </style:style>
    <style:style style:name="T8" style:family="text">
      <style:text-properties fo:color="#4169e1" loext:opacity="100%" officeooo:rsid="001ab19b" loext:padding="0cm" loext:border="none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loext:padding="0cm" loext:border="none"/>
    </style:style>
    <style:style style:name="T11" style:family="text">
      <style:text-properties fo:color="#000000" loext:opacity="100%" officeooo:rsid="00197c09"/>
    </style:style>
    <style:style style:name="T12" style:family="text">
      <style:text-properties fo:color="#000000" loext:opacity="100%" style:text-position="super 58%" officeooo:rsid="00197c09"/>
    </style:style>
    <style:style style:name="T13" style:family="text">
      <style:text-properties officeooo:rsid="000fd3a7"/>
    </style:style>
    <style:style style:name="T14" style:family="text">
      <style:text-properties officeooo:rsid="000fd3a7" loext:padding="0cm" loext:border="none"/>
    </style:style>
    <style:style style:name="T15" style:family="text">
      <style:text-properties officeooo:rsid="0011ad78"/>
    </style:style>
    <style:style style:name="T16" style:family="text">
      <style:text-properties officeooo:rsid="0012be23"/>
    </style:style>
    <style:style style:name="T17" style:family="text">
      <style:text-properties style:font-name="Liberation Serif" officeooo:rsid="0014dfb9"/>
    </style:style>
    <style:style style:name="T18" style:family="text">
      <style:text-properties style:font-name="Liberation Serif" officeooo:rsid="0014dfb9" loext:padding="0cm" loext:border="none"/>
    </style:style>
    <style:style style:name="T19" style:family="text">
      <style:text-properties style:font-name="Liberation Serif" style:font-name-asian="Liberation Serif" style:font-name-complex="Liberation Serif"/>
    </style:style>
    <style:style style:name="T20" style:family="text">
      <style:text-properties officeooo:rsid="00159967"/>
    </style:style>
    <style:style style:name="T21" style:family="text">
      <style:text-properties style:text-position="sub 58%" loext:padding="0cm" loext:border="none"/>
    </style:style>
    <style:style style:name="T22" style:family="text">
      <style:text-properties officeooo:rsid="001ab19b"/>
    </style:style>
    <style:style style:name="T23" style:family="text">
      <style:text-properties officeooo:rsid="001b36c7"/>
    </style:style>
    <style:style style:name="T24" style:family="text">
      <style:text-properties officeooo:rsid="001b36c7" loext:padding="0cm" loext:border="none"/>
    </style:style>
    <style:style style:name="T25" style:family="text">
      <style:text-properties officeooo:rsid="001c647d"/>
    </style:style>
    <style:style style:name="T26" style:family="text">
      <style:text-properties officeooo:rsid="001c647d" loext:padding="0cm" loext:border="none"/>
    </style:style>
    <style:style style:name="T27" style:family="text">
      <style:text-properties officeooo:rsid="001e647c"/>
    </style:style>
    <style:style style:name="T28" style:family="text">
      <style:text-properties style:text-position="super 58%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<text:span text:style-name="T1">xpérience aléatoire</text:span><text:span text:style-name="T3"><text:tab/><text:tab/><text:tab/><text:tab/></text:span><text:span text:style-name="T5">ex : lancé de dé</text:span></text:p>
      <text:p text:style-name="P2"/>
      <text:p text:style-name="Standard"><text:tab/>Une expérience aléatoire est une expérience dont toutes les issues possibles, tous les résultats possibles sont connus à l'avance, sans que l'on puisse prédire quel en sera finalement le résultat. </text:p>
      <text:p text:style-name="Standard"/>
      <text:p text:style-name="P4"><text:span text:style-name="T1">Univers : </text:span><text:span text:style-name="T2">Ω<text:tab/><text:tab/><text:tab/><text:tab/><text:tab/> </text:span><text:span text:style-name="T6">Ω </text:span><text:span text:style-name="T7">= {1, 2, 3, 4, 5, 6}</text:span></text:p>
      <text:p text:style-name="P1"><text:span text:style-name="T1"><text:tab/></text:span>L'ensemble des résultats <text:span text:style-name="T13">(issues) </text:span>possibles d'une expérience aléatoire </text:p>
      <text:p text:style-name="P1"/>
      <text:p text:style-name="P3">Evênement : </text:p>
      <text:p text:style-name="P3"><text:tab/>Sous-ensemble de l’univers<text:tab/><text:tab/><text:span text:style-name="T4">A = {2, 4, 6} ou B = {5, 6}</text:span></text:p>
      <text:p text:style-name="P3"><text:span text:style-name="T4"/></text:p>
      <text:p text:style-name="P7">cardinal :</text:p>
      <text:p text:style-name="P5"><text:tab/><text:span text:style-name="T16">nombre de valeur d’un ensemble</text:span></text:p>
      <text:p text:style-name="P17"><text:tab/><text:tab/><text:tab/><text:tab/><text:tab/><text:tab/>cardinal de A = 3</text:p>
      <text:p text:style-name="P3"><text:span text:style-name="T4"><text:tab/></text:span><text:span text:style-name="T9">L’ensemble des sous-ensemble / Tribu d’événements : P(</text:span><text:span text:style-name="T10">Ω</text:span><text:span text:style-name="T9">)</text:span></text:p>
      <text:p text:style-name="P3"><text:span text:style-name="T9"><text:tab/><text:tab/></text:span><text:span text:style-name="T11">Un univers E de n cardianl admet 2</text:span><text:span text:style-name="T12">n </text:span><text:span text:style-name="T11">sous-ensembles</text:span></text:p>
      <text:p text:style-name="P3"><text:span text:style-name="T4"/></text:p>
      <text:p text:style-name="P5">Espace probabilisable : ( <text:span text:style-name="T2">Ω, P(Ω))</text:span></text:p>
      <text:p text:style-name="P6"><text:tab/>couple formé par un univers et une tribu d’évênements</text:p>
      <text:p text:style-name="P3"><text:span text:style-name="T4"/></text:p>
      <text:p text:style-name="P8"><text:s/><text:span text:style-name="T13">T est un sous-enemble si :</text:span></text:p>
      <text:p text:style-name="P8"/>
      <text:p text:style-name="P8"><text:tab/><text:span text:style-name="T13">1. </text:span>Ω∈T</text:p>
      <text:p text:style-name="P4"><text:tab/>Un sous-ensemble de  <text:bookmark text:name="MathJax-Element-50-Frame"/><text:bookmark text:name="MathJax-Span-434"/><text:bookmark text:name="MathJax-Span-433"/><text:bookmark text:name="MathJax-Span-432"/><text:bookmark text:name="MathJax-Span-431"/><text:bookmark text:name="MathJax-Span-430"/><text:span text:style-name="T2">P</text:span><text:bookmark text:name="MathJax-Span-435"/><text:span text:style-name="T2">(</text:span><text:bookmark text:name="MathJax-Span-436"/><text:span text:style-name="T2">Ω</text:span><text:bookmark text:name="MathJax-Span-437"/><text:span text:style-name="T2">)�(Ω)</text:span> ne peut être une tribu d'événements que s'il contient <text:bookmark text:name="MathJax-Element-51-Frame"/><text:bookmark text:name="MathJax-Span-438"/><text:bookmark text:name="MathJax-Span-439"/><text:bookmark text:name="MathJax-Span-440"/><text:span text:style-name="T2">ΩΩ</text:span> . </text:p>
      <text:p text:style-name="P4"/>
      <text:p text:style-name="P4"/>
      <text:p text:style-name="P12"><text:span text:style-name="T13"><text:tab/>2. </text:span>Si A∈T, alors <text:s/><text:span text:style-name="T17">Ā</text:span>∈T <text:span text:style-name="T13">(stabilité)</text:span></text:p>
      <text:p text:style-name="P12"><text:tab/>pour un élément A de T<text:span text:style-name="T13">,</text:span> l'ensemble complémentaire noté <text:s/><text:span text:style-name="T17">Ā</text:span></text:p>
      <text:p text:style-name="P4"><text:s/><text:tab/>doit également et impérativement appartenir à T</text:p>
      <text:p text:style-name="P4"><text:s/></text:p>
      <text:p text:style-name="P4"/>
      <text:p text:style-name="P4"><text:tab/><text:span text:style-name="T13">3, </text:span>Si (Ai) est une suite d'éléments de T , alors ∪ni=1Ai∈T</text:p>
      <text:p text:style-name="P4"><text:s text:c="2"/><text:tab/>que l'union de toute suite d'éléments de  <text:bookmark text:name="MathJax-Element-57-Frame"/><text:bookmark text:name="MathJax-Span-466"/><text:bookmark text:name="MathJax-Span-467"/><text:bookmark text:name="MathJax-Span-468"/><text:bookmark text:name="MathJax-Span-469"/><text:bookmark text:name="MathJax-Span-470"/><text:span text:style-name="T2">T</text:span>doit appartenir à  <text:bookmark text:name="MathJax-Element-58-Frame"/><text:bookmark text:name="MathJax-Span-471"/><text:bookmark text:name="MathJax-Span-472"/><text:bookmark text:name="MathJax-Span-473"/><text:bookmark text:name="MathJax-Span-474"/><text:bookmark text:name="MathJax-Span-475"/><text:span text:style-name="T2">T</text:span> . </text:p>
      <text:p text:style-name="P4"/>
      <text:p text:style-name="P4"/>
      <text:p text:style-name="P4"/>
      <text:p text:style-name="P9">Opérations :</text:p>
      <text:p text:style-name="P4"><text:bookmark text:name="MathJax-Span-517"/><text:span text:style-name="T2"><text:tab/>A</text:span><text:bookmark text:name="MathJax-Span-518"/><text:span text:style-name="T2">=</text:span><text:bookmark text:name="MathJax-Span-519"/><text:bookmark text:name="MathJax-Span-520"/><text:span text:style-name="T2">{</text:span><text:bookmark text:name="MathJax-Span-521"/><text:bookmark text:name="MathJax-Span-522"/><text:span text:style-name="T2">1</text:span><text:bookmark text:name="MathJax-Span-523"/><text:span text:style-name="T2">,</text:span><text:bookmark text:name="MathJax-Span-524"/><text:span text:style-name="T2">3</text:span><text:bookmark text:name="MathJax-Span-525"/><text:span text:style-name="T2">,</text:span><text:bookmark text:name="MathJax-Span-526"/><text:span text:style-name="T2">5</text:span><text:bookmark text:name="MathJax-Span-527"/><text:span text:style-name="T2">}</text:span> <text:tab/><text:tab/><text:span text:style-name="T2">B</text:span><text:bookmark text:name="MathJax-Span-531 Copie 1"/><text:span text:style-name="T2">=</text:span><text:bookmark text:name="MathJax-Span-533 Copie 1"/><text:bookmark text:name="MathJax-Span-532 Copie 1"/><text:span text:style-name="T2">{</text:span><text:bookmark text:name="MathJax-Span-535 Copie 1"/><text:bookmark text:name="MathJax-Span-534 Copie 1"/><text:span text:style-name="T2">3</text:span><text:bookmark text:name="MathJax-Span-536 Copie 1"/><text:span text:style-name="T2">,</text:span><text:bookmark text:name="MathJax-Span-537 Copie 1"/><text:span text:style-name="T2">6</text:span><text:bookmark text:name="MathJax-Span-538 Copie 1"/><text:span text:style-name="T2">}</text:span> </text:p>
      <text:p text:style-name="P4"/>
      <text:p text:style-name="P10"><text:tab/>intersection </text:p>
      <text:p text:style-name="P4"><text:bookmark text:name="MathJax-Span-546"/><text:span text:style-name="T2"><text:tab/>A</text:span><text:bookmark text:name="MathJax-Span-547"/><text:span text:style-name="T2">∩</text:span><text:bookmark text:name="MathJax-Span-548"/><text:span text:style-name="T2">B </text:span><text:span text:style-name="T14">={3}</text:span></text:p>
      <text:p text:style-name="P4"><text:tab/></text:p>
      <text:p text:style-name="P4"><text:tab/><text:span text:style-name="T13">Union<text:tab/><text:tab/><text:tab/><text:tab/><text:tab/></text:span> <text:bookmark text:name="MathJax-Element-37-Frame Copie 1"/><text:bookmark text:name="MathJax-Span-331 Copie 1"/><text:bookmark text:name="MathJax-Span-332 Copie 1"/><text:bookmark text:name="MathJax-Span-333 Copie 1"/><text:bookmark text:name="MathJax-Span-334 Copie 1"/><text:bookmark text:name="MathJax-Span-335 Copie 1"/><text:span text:style-name="T2">P</text:span><text:bookmark text:name="MathJax-Span-336 Copie 1"/><text:span text:style-name="T2">(</text:span><text:bookmark text:name="MathJax-Span-337 Copie 1"/><text:span text:style-name="T2">A</text:span><text:bookmark text:name="MathJax-Span-338 Copie 1"/><text:span text:style-name="T2">∪</text:span><text:bookmark text:name="MathJax-Span-339 Copie 1"/><text:span text:style-name="T2">B</text:span><text:bookmark text:name="MathJax-Span-340 Copie 1"/><text:span text:style-name="T2">)</text:span><text:bookmark text:name="MathJax-Span-341 Copie 1"/><text:span text:style-name="T2">=</text:span><text:bookmark text:name="MathJax-Span-342 Copie 1"/><text:bookmark text:name="MathJax-Span-343 Copie 1"/><text:bookmark text:name="MathJax-Span-344 Copie 1"/><text:span text:style-name="T2">P</text:span><text:bookmark text:name="MathJax-Span-345 Copie 1"/><text:span text:style-name="T2">(</text:span><text:bookmark text:name="MathJax-Span-346 Copie 1"/><text:span text:style-name="T2">A</text:span><text:bookmark text:name="MathJax-Span-347 Copie 1"/><text:span text:style-name="T2">)</text:span><text:bookmark text:name="MathJax-Span-348 Copie 1"/><text:span text:style-name="T2">+</text:span><text:bookmark text:name="MathJax-Span-349 Copie 1"/><text:bookmark text:name="MathJax-Span-350 Copie 1"/><text:bookmark text:name="MathJax-Span-351 Copie 1"/><text:span text:style-name="T2">P</text:span><text:bookmark text:name="MathJax-Span-352 Copie 1"/><text:span text:style-name="T2">(</text:span><text:bookmark text:name="MathJax-Span-353 Copie 1"/><text:span text:style-name="T2">B</text:span><text:bookmark text:name="MathJax-Span-354 Copie 1"/><text:span text:style-name="T2">)</text:span></text:p>
      <text:p text:style-name="P12"><text:bookmark text:name="MathJax-Element-73-Frame"/><text:bookmark text:name="MathJax-Span-570"/><text:bookmark text:name="MathJax-Span-569"/><text:bookmark text:name="MathJax-Span-568"/><text:span text:style-name="T2"><text:tab/>A</text:span><text:bookmark text:name="MathJax-Span-571"/><text:span text:style-name="T2">∪</text:span><text:bookmark text:name="MathJax-Span-572"/><text:span text:style-name="T2">B </text:span><text:span text:style-name="T14">= {1,3,5,6}  </text:span></text:p>
      <text:p text:style-name="P12"><text:line-break/></text:p>
      <text:p text:style-name="P4"/>
      <text:p text:style-name="P12"><text:tab/><text:span text:style-name="T15">événement contraire de A : </text:span><text:span text:style-name="T17">Ā</text:span></text:p>
      <text:p text:style-name="P12"><text:tab/><text:tab/><text:span text:style-name="T17">Ā</text:span> <text:span text:style-name="T15">= événement de <text:s/>Ω - <text:s/>événement de A</text:span></text:p>
      <text:p text:style-name="P12"><text:tab/><text:tab/><text:bookmark text:name="MathJax-Span-366"/><text:bookmark text:name="MathJax-Span-369"/><text:bookmark text:name="MathJax-Span-368"/><text:bookmark text:name="MathJax-Span-367"/><text:span text:style-name="T2">P</text:span><text:bookmark text:name="MathJax-Span-370"/><text:span text:style-name="T2">(</text:span><text:bookmark text:name="MathJax-Span-376"/><text:span text:style-name="T18">Ā</text:span><text:span text:style-name="T2">)</text:span><text:bookmark text:name="MathJax-Span-377"/><text:span text:style-name="T2"> =</text:span><text:bookmark text:name="MathJax-Span-378"/><text:span text:style-name="T2">1</text:span><text:bookmark text:name="MathJax-Span-379"/><text:span text:style-name="T2"> −</text:span><text:bookmark text:name="MathJax-Span-380"/><text:bookmark text:name="MathJax-Span-381"/><text:bookmark text:name="MathJax-Span-382"/><text:span text:style-name="T2"> P</text:span><text:bookmark text:name="MathJax-Span-383"/><text:span text:style-name="T2">(</text:span><text:bookmark text:name="MathJax-Span-384"/><text:bookmark text:name="MathJax-Span-385"/><text:bookmark text:name="MathJax-Span-386"/><text:span text:style-name="T2">A</text:span><text:bookmark text:name="MathJax-Span-387"/><text:span text:style-name="T2">)</text:span><text:line-break/></text:p>
      <text:p text:style-name="P11"><text:soft-page-break/>Equiprobabilité : tous les évênements de l’expérience aléatoire ont autant de chance de se réaliser.</text:p>
      <text:p text:style-name="P13">Probabilité conditionnelle</text:p>
      <text:p text:style-name="P13"/>
      <text:p text:style-name="P13"><text:bookmark text:name="MathJax-Span-59"/><text:bookmark text:name="MathJax-Span-58"/><text:bookmark text:name="MathJax-Span-57"/><text:bookmark text:name="MathJax-Span-56"/><text:span text:style-name="T2"><text:tab/>P</text:span><text:bookmark text:name="MathJax-Span-60"/><text:span text:style-name="T2">(</text:span><text:bookmark text:name="MathJax-Span-61"/><text:span text:style-name="T2">B</text:span><text:bookmark text:name="MathJax-Span-62"/><text:bookmark text:name="MathJax-Span-63"/><text:bookmark text:name="MathJax-Span-64"/><text:span text:style-name="T2">|</text:span><text:bookmark text:name="MathJax-Span-65"/><text:span text:style-name="T2">A</text:span><text:bookmark text:name="MathJax-Span-66"/><text:span text:style-name="T2">)</text:span><text:bookmark text:name="MathJax-Span-67"/><text:span text:style-name="T2">=</text:span><text:bookmark text:name="MathJax-Span-68"/><text:bookmark text:name="MathJax-Span-69"/><text:bookmark text:name="MathJax-Span-70"/><text:bookmark text:name="MathJax-Span-71"/><text:bookmark text:name="MathJax-Span-72"/><text:span text:style-name="T2">P</text:span><text:bookmark text:name="MathJax-Span-73"/><text:span text:style-name="T2">(</text:span><text:bookmark text:name="MathJax-Span-74"/><text:span text:style-name="T2">A</text:span><text:bookmark text:name="MathJax-Span-75"/><text:span text:style-name="T2">∩</text:span><text:bookmark text:name="MathJax-Span-76"/><text:span text:style-name="T2">B</text:span><text:bookmark text:name="MathJax-Span-77"/><text:span text:style-name="T2">)</text:span><text:bookmark text:name="MathJax-Span-78"/><text:bookmark text:name="MathJax-Span-79"/><text:bookmark text:name="MathJax-Span-80"/><text:bookmark text:name="MathJax-Span-81"/><text:span text:style-name="T2">/ P</text:span><text:bookmark text:name="MathJax-Span-82"/><text:span text:style-name="T2">(</text:span><text:bookmark text:name="MathJax-Span-83"/><text:span text:style-name="T2">A</text:span><text:bookmark text:name="MathJax-Span-84"/><text:span text:style-name="T2">)</text:span><text:line-break/></text:p>
      <text:p text:style-name="P14"><text:span text:style-name="T20"><text:tab/>Probabilité de B sachant A, </text:span><text:bookmark text:name="MathJax-Span-99"/><text:bookmark text:name="MathJax-Span-100"/><text:bookmark text:name="MathJax-Span-101"/><text:bookmark text:name="MathJax-Span-102"/><text:span text:style-name="T20"><text:s/>parfois notée : </text:span><text:span text:style-name="T2">P</text:span><text:bookmark text:name="MathJax-Span-103"/><text:bookmark text:name="MathJax-Span-104"/><text:bookmark text:name="MathJax-Span-105"/><text:bookmark text:name="MathJax-Span-106"/><text:bookmark text:name="MathJax-Span-107"/><text:span text:style-name="T21">A</text:span><text:bookmark text:name="MathJax-Span-108"/><text:span text:style-name="T2">(</text:span><text:bookmark text:name="MathJax-Span-109"/><text:span text:style-name="T2">B</text:span><text:bookmark text:name="MathJax-Span-110"/><text:span text:style-name="T2">)</text:span> </text:p>
      <text:p text:style-name="P14"/>
      <text:p text:style-name="P14">La formule des probabilités totales, SCE <text:span text:style-name="T20">(système complet d'événements ) </text:span>de deux événements</text:p>
      <text:p text:style-name="P14"><text:tab/>événement <text:span text:style-name="T20">A et B : SCE</text:span></text:p>
      <text:p text:style-name="P14"><text:tab/>événement C quelconque de la même expérience aléatoire, nous aurons :</text:p>
      <text:p text:style-name="P14"/>
      <text:p text:style-name="P14"><text:s text:c="2"/><text:tab/>P(C) = P(A∩C) + P(B∩C)</text:p>
      <text:p text:style-name="P14"/>
      <text:p text:style-name="P13">Indépendance</text:p>
      <text:p text:style-name="P14"><text:span text:style-name="T20"><text:tab/></text:span><text:bookmark text:name="r-5314519"/>Le mot indépendant a un sens que tout le monde connaît bien. Mais, étant donné deux <text:tab/>événements <text:bookmark text:name="MathJax-Element-37-Frame"/><text:bookmark text:name="MathJax-Span-356"/><text:bookmark text:name="MathJax-Span-357"/><text:bookmark text:name="MathJax-Span-358"/><text:span text:style-name="T2">A</text:span> et <text:bookmark text:name="MathJax-Element-38-Frame"/><text:bookmark text:name="MathJax-Span-359"/><text:bookmark text:name="MathJax-Span-360"/><text:bookmark text:name="MathJax-Span-361"/><text:span text:style-name="T2">B</text:span> d'un même espace probabilisé, on les considère comme indépendants, si <text:tab/>et seulement si :</text:p>
      <text:p text:style-name="P16"><text:bookmark text:name="r-5314520"/> <text:bookmark text:name="MathJax-Span-366 Copie 1"/><text:bookmark text:name="MathJax-Span-365"/><text:bookmark text:name="MathJax-Span-364"/><text:bookmark text:name="MathJax-Span-363"/><text:bookmark text:name="MathJax-Span-362"/><text:bookmark text:name="MathJax-Element-39-Frame"/><text:tab/><text:span text:style-name="T2">P</text:span><text:bookmark text:name="MathJax-Span-367 Copie 1"/><text:span text:style-name="T2">(</text:span><text:bookmark text:name="MathJax-Span-368 Copie 1"/><text:span text:style-name="T2">A</text:span><text:bookmark text:name="MathJax-Span-369 Copie 1"/><text:span text:style-name="T2">∩</text:span><text:bookmark text:name="MathJax-Span-370 Copie 1"/><text:span text:style-name="T2">B</text:span><text:bookmark text:name="MathJax-Span-371"/><text:span text:style-name="T2">)</text:span><text:bookmark text:name="MathJax-Span-372"/><text:span text:style-name="T2"> =</text:span><text:bookmark text:name="MathJax-Span-375"/><text:bookmark text:name="MathJax-Span-374"/><text:bookmark text:name="MathJax-Span-373"/><text:span text:style-name="T2"> <text:s/>P</text:span><text:bookmark text:name="MathJax-Span-376 Copie 1"/><text:span text:style-name="T2">(</text:span><text:bookmark text:name="MathJax-Span-377 Copie 1"/><text:span text:style-name="T2">A</text:span><text:bookmark text:name="MathJax-Span-378 Copie 1"/><text:span text:style-name="T2">)</text:span><text:bookmark text:name="MathJax-Span-379 Copie 1"/><text:span text:style-name="T2"> ×</text:span><text:bookmark text:name="MathJax-Span-380 Copie 1"/><text:bookmark text:name="MathJax-Span-381 Copie 1"/><text:bookmark text:name="MathJax-Span-382 Copie 1"/><text:span text:style-name="T2"> P</text:span><text:bookmark text:name="MathJax-Span-383 Copie 1"/><text:span text:style-name="T2">(</text:span><text:bookmark text:name="MathJax-Span-384 Copie 1"/><text:span text:style-name="T2">B</text:span><text:bookmark text:name="MathJax-Span-385 Copie 1"/><text:span text:style-name="T2">)</text:span></text:p>
      <text:p text:style-name="P15"><text:tab/> <text:bookmark text:name="MathJax-Element-40-Frame"/><text:bookmark text:name="MathJax-Span-390"/><text:bookmark text:name="MathJax-Span-389"/><text:bookmark text:name="MathJax-Span-388"/><text:bookmark text:name="MathJax-Span-387 Copie 1"/><text:bookmark text:name="MathJax-Span-386 Copie 1"/><text:span text:style-name="T2">P</text:span><text:bookmark text:name="MathJax-Span-391"/><text:span text:style-name="T2">(</text:span><text:bookmark text:name="MathJax-Span-392"/><text:span text:style-name="T2">A</text:span><text:bookmark text:name="MathJax-Span-393"/><text:span text:style-name="T2">∩</text:span><text:bookmark text:name="MathJax-Span-394"/><text:span text:style-name="T2">B</text:span><text:bookmark text:name="MathJax-Span-395"/><text:span text:style-name="T2">)</text:span><text:bookmark text:name="MathJax-Span-396"/><text:span text:style-name="T2"> =</text:span><text:bookmark text:name="MathJax-Span-397"/><text:bookmark text:name="MathJax-Span-398"/><text:bookmark text:name="MathJax-Span-399"/><text:span text:style-name="T2"> P</text:span><text:bookmark text:name="MathJax-Span-400"/><text:span text:style-name="T2">(</text:span><text:bookmark text:name="MathJax-Span-401"/><text:span text:style-name="T2">A</text:span><text:bookmark text:name="MathJax-Span-402"/><text:span text:style-name="T2">)</text:span><text:bookmark text:name="MathJax-Span-403"/><text:span text:style-name="T2"> ×</text:span><text:bookmark text:name="MathJax-Span-404"/><text:bookmark text:name="MathJax-Span-405"/><text:bookmark text:name="MathJax-Span-406"/><text:span text:style-name="T2"> P</text:span><text:bookmark text:name="MathJax-Span-407"/><text:span text:style-name="T2">(</text:span><text:bookmark text:name="MathJax-Span-408"/><text:span text:style-name="T2">B</text:span><text:bookmark text:name="MathJax-Span-411"/><text:bookmark text:name="MathJax-Span-410"/><text:bookmark text:name="MathJax-Span-409"/><text:span text:style-name="T2">|</text:span><text:bookmark text:name="MathJax-Span-412"/><text:span text:style-name="T2">A</text:span><text:bookmark text:name="MathJax-Span-413"/><text:span text:style-name="T2">)</text:span><text:line-break/><text:line-break/><text:tab/><text:bookmark text:name="MathJax-Span-421"/><text:bookmark text:name="MathJax-Span-422"/><text:bookmark text:name="MathJax-Span-423"/><text:bookmark text:name="MathJax-Span-424"/><text:span text:style-name="T2"><text:line-break/><text:tab/>P</text:span><text:bookmark text:name="MathJax-Span-425"/><text:span text:style-name="T2">(</text:span><text:bookmark text:name="MathJax-Span-426"/><text:span text:style-name="T2">B</text:span><text:bookmark text:name="MathJax-Span-427"/><text:bookmark text:name="MathJax-Span-428"/><text:bookmark text:name="MathJax-Span-429"/><text:span text:style-name="T2">|</text:span><text:bookmark text:name="MathJax-Span-430 Copie 1"/><text:span text:style-name="T2">A</text:span><text:bookmark text:name="MathJax-Span-431 Copie 1"/><text:span text:style-name="T2">)</text:span><text:bookmark text:name="MathJax-Span-432 Copie 1"/><text:span text:style-name="T2"> =</text:span><text:bookmark text:name="MathJax-Span-435 Copie 1"/><text:bookmark text:name="MathJax-Span-434 Copie 1"/><text:bookmark text:name="MathJax-Span-433 Copie 1"/><text:span text:style-name="T2"> P</text:span><text:bookmark text:name="MathJax-Span-436 Copie 1"/><text:span text:style-name="T2">(</text:span><text:bookmark text:name="MathJax-Span-437 Copie 1"/><text:span text:style-name="T2">B</text:span><text:bookmark text:name="MathJax-Span-438 Copie 1"/><text:span text:style-name="T2">)</text:span><text:line-break/><text:tab/><text:tab/><text:span text:style-name="T20">A ne modifie pas la P(B) → A et A indépendants</text:span></text:p>
      <text:p text:style-name="P15"/>
      <text:p text:style-name="P15"/>
      <text:p text:style-name="P19">Variable aléatoire</text:p>
      <text:p text:style-name="P18"><text:tab/>une variable aléatoire est une application, une fonction qui, à chaque résultat d'une <text:tab/>expérience aléatoire, autrement dit à chaque élément de <text:bookmark text:name="MathJax-Span-3"/><text:bookmark text:name="MathJax-Span-2"/><text:bookmark text:name="MathJax-Span-1"/><text:bookmark text:name="MathJax-Element-1-Frame"/><text:span text:style-name="T2">Ω</text:span> , associe un nombre réel comme <text:tab/>image. </text:p>
      <text:p text:style-name="P19"/>
      <text:p text:style-name="P20"><text:span text:style-name="T22"><text:tab/>support </text:span><text:bookmark text:name="MathJax-Span-12"/><text:bookmark text:name="MathJax-Span-11"/><text:span text:style-name="T2">X</text:span><text:bookmark text:name="MathJax-Span-13"/><text:span text:style-name="T2">(</text:span><text:bookmark text:name="MathJax-Span-14"/><text:span text:style-name="T2">Ω</text:span><text:bookmark text:name="MathJax-Span-15"/><text:span text:style-name="T2">) :</text:span><text:line-break/><text:span text:style-name="T22"> <text:tab/><text:tab/></text:span>l'ensemble des valeurs que cette variable aléatoire peut prendre. <text:tab/><text:bookmark text:name="MathJax-Span-18"/><text:bookmark text:name="MathJax-Span-17"/><text:span text:style-name="T2"><text:line-break/><text:tab/><text:tab/><text:tab/></text:span><text:span text:style-name="T6">X</text:span><text:bookmark text:name="MathJax-Span-19"/><text:span text:style-name="T6">(</text:span><text:bookmark text:name="MathJax-Span-20"/><text:span text:style-name="T6">Ω</text:span><text:bookmark text:name="MathJax-Span-21"/><text:span text:style-name="T6">)</text:span><text:bookmark text:name="MathJax-Span-22"/><text:span text:style-name="T6">=</text:span><text:bookmark text:name="MathJax-Span-24"/><text:bookmark text:name="MathJax-Span-23"/><text:span text:style-name="T6">{</text:span><text:bookmark text:name="MathJax-Span-26"/><text:bookmark text:name="MathJax-Span-25"/><text:span text:style-name="T6">2</text:span><text:bookmark text:name="MathJax-Span-27"/><text:span text:style-name="T6">,</text:span><text:bookmark text:name="MathJax-Span-28"/><text:span text:style-name="T6"> 3</text:span><text:bookmark text:name="MathJax-Span-29"/><text:span text:style-name="T6">,</text:span><text:bookmark text:name="MathJax-Span-30"/><text:span text:style-name="T6"> 4</text:span><text:bookmark text:name="MathJax-Span-31"/><text:span text:style-name="T6">,</text:span><text:bookmark text:name="MathJax-Span-32"/><text:span text:style-name="T6"> 5</text:span><text:bookmark text:name="MathJax-Span-33"/><text:span text:style-name="T6">,</text:span><text:bookmark text:name="MathJax-Span-34"/><text:span text:style-name="T6"> 6</text:span><text:bookmark text:name="MathJax-Span-35"/><text:span text:style-name="T6">,</text:span><text:bookmark text:name="MathJax-Span-36"/><text:span text:style-name="T6"> 7</text:span><text:bookmark text:name="MathJax-Span-37"/><text:span text:style-name="T6">,</text:span><text:bookmark text:name="MathJax-Span-38"/><text:span text:style-name="T6"> 8</text:span><text:bookmark text:name="MathJax-Span-39"/><text:span text:style-name="T6">,</text:span><text:bookmark text:name="MathJax-Span-40"/><text:span text:style-name="T6"> 9</text:span><text:bookmark text:name="MathJax-Span-41"/><text:span text:style-name="T6">,</text:span><text:bookmark text:name="MathJax-Span-42"/><text:span text:style-name="T6"> 10</text:span><text:bookmark text:name="MathJax-Span-43"/><text:span text:style-name="T6">,</text:span><text:bookmark text:name="MathJax-Span-44"/><text:span text:style-name="T6"> 11</text:span><text:bookmark text:name="MathJax-Span-45"/><text:span text:style-name="T6">,</text:span><text:bookmark text:name="MathJax-Span-46"/><text:span text:style-name="T6"> 12</text:span><text:bookmark text:name="MathJax-Span-47"/><text:span text:style-name="T6">} <text:s text:c="5"/></text:span><text:span text:style-name="T8">ex : pour 2 lancés de dés</text:span><text:line-break/><text:tab/><text:tab/><text:span text:style-name="T22">VAD : variable aléatoire discrète</text:span></text:p>
      <text:p text:style-name="P20"><text:tab/><text:tab/><text:span text:style-name="T22">VAC : variable aléatoire continue (entre 2 réels)</text:span></text:p>
      <text:p text:style-name="P21"><text:tab/></text:p>
      <text:p text:style-name="P29">Probablilité VAD</text:p>
      <text:p text:style-name="P20"><text:tab/><text:tab/><text:span text:style-name="T23">Lancé de 3 dés : Combien de faces paires</text:span></text:p>
      <text:p text:style-name="P21"><text:tab/><text:tab/><text:bookmark text:name="MathJax-Span-77 Copie 1"/><text:bookmark text:name="MathJax-Span-78 Copie 1"/><text:span text:style-name="T2">X</text:span><text:bookmark text:name="MathJax-Span-79 Copie 1"/><text:span text:style-name="T2">(</text:span><text:bookmark text:name="MathJax-Span-80 Copie 1"/><text:span text:style-name="T2">Ω</text:span><text:bookmark text:name="MathJax-Span-81 Copie 1"/><text:span text:style-name="T2">)</text:span><text:bookmark text:name="MathJax-Span-82 Copie 1"/><text:span text:style-name="T2">=</text:span><text:bookmark text:name="MathJax-Span-86"/><text:bookmark text:name="MathJax-Span-87"/><text:span text:style-name="T2">[</text:span><text:bookmark text:name="MathJax-Span-88"/><text:span text:style-name="T2">0</text:span><text:bookmark text:name="MathJax-Span-89"/><text:span text:style-name="T2">;</text:span><text:bookmark text:name="MathJax-Span-90"/><text:span text:style-name="T2">3</text:span><text:bookmark text:name="MathJax-Span-91"/><text:span text:style-name="T2">] <text:s/>→ </text:span><text:span text:style-name="T24">soit 0</text:span> face paire, soit <text:span text:style-name="T23">1</text:span>, <text:span text:style-name="T23">2 ou 3</text:span></text:p>
      <text:p text:style-name="P22">P(X= i) <text:s/>avec i de 0 à 3</text:p>
      <text:p text:style-name="P22"><text:tab/>P(X=0) = 1/2 * 1/2 *1/2 = 1/8</text:p>
      <text:p text:style-name="P22"><text:tab/>P(X = 1) = 3/8 <text:tab/><text:tab/>(1/8 * 3 : soit au premier dé, 2ième, 3 ième)</text:p>
      <text:p text:style-name="P22"><text:tab/></text:p>
      <text:p text:style-name="P22">Fonction de répartition Fx : fonction de la probabilité en focntion de X</text:p>
      <text:p text:style-name="P22"><text:tab/>] - <text:span text:style-name="T19">∞</text:span>; 0 [ <text:tab/>Fx = 0<text:tab/><text:tab/><text:tab/><text:tab/><text:tab/><text:tab/>car P(X&lt;0) = 0</text:p>
      <text:p text:style-name="P22"><text:tab/>[0;1[<text:tab/><text:tab/>F(x) = P(X=0) = 1/8<text:tab/><text:tab/><text:tab/><text:tab/>on regarde X=0</text:p>
      <text:p text:style-name="P22"><text:tab/>[1;2[<text:tab/><text:tab/>F(x) = P(X=0) + P(X =1) = 4/8 = 1/2<text:tab/>on regarde X= 0 et <text:s/>1</text:p>
      <text:p text:style-name="P22"><text:tab/>[2;3[<text:tab/><text:tab/>F(x) = P(X=0) + P(X =1) + P(X=2) <text:s/>= 7/8<text:tab/>on regarde X=0, 1, 2</text:p>
      <text:p text:style-name="P22"><text:tab/>[3;<text:span text:style-name="T19">∞</text:span>[<text:tab/><text:tab/>F(x) = P(X=0) + P(X =1) = 4/8 = 1<text:tab/><text:tab/>on regarde X= 0,1,2,3</text:p>
      <text:p text:style-name="P22"/>
      <text:p text:style-name="P22">Espérance VAD<text:tab/><text:tab/>→ ???</text:p>
      <text:p text:style-name="P22"/>
      <text:p text:style-name="P23">Variance VAD</text:p>
      <text:p text:style-name="P24"><text:span text:style-name="T25"><text:tab/></text:span><text:bookmark text:name="r-5376306"/>La variance de  <text:bookmark text:name="MathJax-Span-721"/><text:bookmark text:name="MathJax-Span-720"/><text:bookmark text:name="MathJax-Span-719"/><text:bookmark text:name="MathJax-Element-74-Frame"/><text:span text:style-name="T2">X</text:span>  est la moyenne des carrés des écarts des valeurs <text:bookmark text:name="MathJax-Span-725"/><text:bookmark text:name="MathJax-Span-724"/><text:bookmark text:name="MathJax-Span-723"/><text:bookmark text:name="MathJax-Span-722"/><text:bookmark text:name="MathJax-Element-75-Frame"/><text:span text:style-name="T2">x</text:span><text:bookmark text:name="MathJax-Span-726"/><text:span text:style-name="T2">i</text:span> à l'espérance de <text:bookmark text:name="MathJax-Span-729"/><text:bookmark text:name="MathJax-Span-728"/><text:bookmark text:name="MathJax-Span-727"/><text:bookmark text:name="MathJax-Element-76-Frame"/><text:span text:style-name="T2">X</text:span> , <text:tab/>avec à nouveau comme pondération la probabilité de l'événement  <text:bookmark text:name="MathJax-Span-732"/><text:bookmark text:name="MathJax-Span-731"/><text:bookmark text:name="MathJax-Span-730"/><text:bookmark text:name="MathJax-Element-77-Frame"/><text:span text:style-name="T2">[</text:span><text:bookmark text:name="MathJax-Span-733"/><text:span text:style-name="T2">X</text:span><text:bookmark text:name="MathJax-Span-734"/><text:span text:style-name="T2">=</text:span><text:bookmark text:name="MathJax-Span-736"/><text:bookmark text:name="MathJax-Span-735"/><text:span text:style-name="T2">x</text:span><text:bookmark text:name="MathJax-Span-737"/><text:span text:style-name="T2">i</text:span><text:bookmark text:name="MathJax-Span-738"/><text:span text:style-name="T2">]</text:span>:</text:p>
      <text:p text:style-name="P16"><text:bookmark text:name="r-5376307"/> <text:bookmark text:name="MathJax-Span-741"/><text:bookmark text:name="MathJax-Span-740"/><text:bookmark text:name="MathJax-Span-739"/><text:bookmark text:name="MathJax-Element-78-Frame"/><text:tab/><text:span text:style-name="T2">V</text:span><text:bookmark text:name="MathJax-Span-742"/><text:span text:style-name="T2">(</text:span><text:bookmark text:name="MathJax-Span-743"/><text:span text:style-name="T2">X</text:span><text:bookmark text:name="MathJax-Span-744"/><text:span text:style-name="T2">)</text:span><text:bookmark text:name="MathJax-Span-745"/><text:span text:style-name="T2">=</text:span><text:bookmark text:name="MathJax-Span-747"/><text:bookmark text:name="MathJax-Span-746"/><text:span text:style-name="T2">∑</text:span><text:bookmark text:name="MathJax-Span-750"/><text:bookmark text:name="MathJax-Span-749"/><text:bookmark text:name="MathJax-Span-748"/><text:span text:style-name="T2">n</text:span><text:bookmark text:name="MathJax-Span-753"/><text:bookmark text:name="MathJax-Span-752"/><text:bookmark text:name="MathJax-Span-751"/><text:span text:style-name="T2">k</text:span><text:bookmark text:name="MathJax-Span-754"/><text:span text:style-name="T2">=</text:span><text:bookmark text:name="MathJax-Span-755"/><text:span text:style-name="T2">1</text:span><text:bookmark text:name="MathJax-Span-758"/><text:bookmark text:name="MathJax-Span-757"/><text:bookmark text:name="MathJax-Span-756"/><text:span text:style-name="T2">(</text:span><text:bookmark text:name="MathJax-Span-760"/><text:bookmark text:name="MathJax-Span-759"/><text:span text:style-name="T2">x</text:span><text:bookmark text:name="MathJax-Span-761"/><text:span text:style-name="T2">k</text:span><text:bookmark text:name="MathJax-Span-762"/><text:span text:style-name="T2">−</text:span><text:bookmark text:name="MathJax-Span-763"/><text:span text:style-name="T2">E</text:span><text:bookmark text:name="MathJax-Span-764"/><text:span text:style-name="T2">(</text:span><text:bookmark text:name="MathJax-Span-765"/><text:span text:style-name="T2">X</text:span><text:bookmark text:name="MathJax-Span-766"/><text:span text:style-name="T2">)</text:span><text:bookmark text:name="MathJax-Span-768"/><text:bookmark text:name="MathJax-Span-767"/><text:span text:style-name="T2">)</text:span><text:bookmark text:name="MathJax-Span-769"/><text:span text:style-name="T2">2</text:span><text:bookmark text:name="MathJax-Span-770"/><text:span text:style-name="T2">×</text:span><text:bookmark text:name="MathJax-Span-771"/><text:span text:style-name="T2">P</text:span><text:bookmark text:name="MathJax-Span-772"/><text:span text:style-name="T2">(</text:span><text:bookmark text:name="MathJax-Span-773"/><text:span text:style-name="T2">X</text:span><text:bookmark text:name="MathJax-Span-774"/><text:span text:style-name="T2">=</text:span><text:bookmark text:name="MathJax-Span-776"/><text:bookmark text:name="MathJax-Span-775"/><text:span text:style-name="T2">x</text:span><text:bookmark text:name="MathJax-Span-777"/><text:span text:style-name="T2">k</text:span><text:bookmark text:name="MathJax-Span-778"/><text:span text:style-name="T2">)</text:span></text:p>
      <text:p text:style-name="Text_20_body"><text:bookmark text:name="MathJax-Span-780"/><text:bookmark text:name="MathJax-Span-781"/><text:span text:style-name="T2"><text:tab/></text:span><text:span text:style-name="T26">En pratique :</text:span><text:span text:style-name="T2"><text:line-break/><text:tab/>V</text:span><text:bookmark text:name="MathJax-Span-782"/><text:span text:style-name="T2">(</text:span><text:bookmark text:name="MathJax-Span-783"/><text:span text:style-name="T2">X</text:span><text:bookmark text:name="MathJax-Span-784"/><text:span text:style-name="T2">)</text:span><text:bookmark text:name="MathJax-Span-785"/><text:span text:style-name="T2">=</text:span><text:bookmark text:name="MathJax-Span-786"/><text:span text:style-name="T2">E</text:span><text:bookmark text:name="MathJax-Span-787"/><text:span text:style-name="T2">(</text:span><text:bookmark text:name="MathJax-Span-788"/><text:bookmark text:name="MathJax-Span-789"/><text:span text:style-name="T2">X</text:span><text:bookmark text:name="MathJax-Span-790"/><text:span text:style-name="T2">2</text:span><text:bookmark text:name="MathJax-Span-791"/><text:span text:style-name="T2">)</text:span><text:bookmark text:name="MathJax-Span-792"/><text:span text:style-name="T2">−</text:span><text:bookmark text:name="MathJax-Span-793"/><text:span text:style-name="T2">(</text:span><text:bookmark text:name="MathJax-Span-794"/><text:span text:style-name="T2">E</text:span><text:bookmark text:name="MathJax-Span-795"/><text:span text:style-name="T2">(</text:span><text:bookmark text:name="MathJax-Span-796"/><text:span text:style-name="T2">X</text:span><text:bookmark text:name="MathJax-Span-797"/><text:span text:style-name="T2">)</text:span><text:bookmark text:name="MathJax-Span-798"/><text:bookmark text:name="MathJax-Span-799"/><text:span text:style-name="T2">)</text:span><text:bookmark text:name="MathJax-Span-800"/><text:span text:style-name="T2">2</text:span><text:line-break/></text:p>
      <text:p text:style-name="P27"/>
      <text:p text:style-name="P28">Densité de Probabilité VAC</text:p>
      <text:p text:style-name="P26"><text:tab/>Si  <text:bookmark text:name="MathJax-Element-23-Frame"/><text:bookmark text:name="MathJax-Span-119"/><text:bookmark text:name="MathJax-Span-120"/><text:bookmark text:name="MathJax-Span-121"/><text:bookmark text:name="MathJax-Span-122"/><text:span text:style-name="T2">F</text:span><text:bookmark text:name="MathJax-Span-123"/><text:span text:style-name="T2">X</text:span> est la fonction de répartition d'une VAC <text:bookmark text:name="MathJax-Span-126"/><text:bookmark text:name="MathJax-Span-125"/><text:bookmark text:name="MathJax-Span-124"/><text:bookmark text:name="MathJax-Element-24-Frame"/><text:span text:style-name="T2">X</text:span> , alors les propriétés de <text:bookmark text:name="MathJax-Span-130"/><text:bookmark text:name="MathJax-Span-129"/><text:bookmark text:name="MathJax-Span-128"/><text:bookmark text:name="MathJax-Span-127"/><text:bookmark text:name="MathJax-Element-25-Frame"/><text:span text:style-name="T2">F</text:span><text:bookmark text:name="MathJax-Span-131"/><text:span text:style-name="T2">X</text:span> nous <text:tab/>permettent de définir une fonction <text:bookmark text:name="MathJax-Span-135"/><text:bookmark text:name="MathJax-Span-134"/><text:bookmark text:name="MathJax-Span-133"/><text:bookmark text:name="MathJax-Span-132"/><text:bookmark text:name="MathJax-Element-26-Frame"/><text:span text:style-name="T2">f</text:span><text:bookmark text:name="MathJax-Span-136"/><text:span text:style-name="T2">X</text:span> telle que, pour tout <text:bookmark text:name="MathJax-Span-139"/><text:bookmark text:name="MathJax-Span-138"/><text:bookmark text:name="MathJax-Span-137"/><text:bookmark text:name="MathJax-Element-27-Frame"/><text:span text:style-name="T2">x</text:span> réel, <text:bookmark text:name="MathJax-Span-143"/><text:bookmark text:name="MathJax-Span-142"/><text:bookmark text:name="MathJax-Span-141"/><text:bookmark text:name="MathJax-Span-140"/><text:bookmark text:name="MathJax-Element-28-Frame"/><text:span text:style-name="T2">f</text:span><text:bookmark text:name="MathJax-Span-144"/><text:span text:style-name="T2">X</text:span><text:bookmark text:name="MathJax-Span-145"/><text:span text:style-name="T2">(</text:span><text:bookmark text:name="MathJax-Span-146"/><text:span text:style-name="T2">x</text:span><text:bookmark text:name="MathJax-Span-147"/><text:span text:style-name="T2">)</text:span><text:bookmark text:name="MathJax-Span-148"/><text:span text:style-name="T2">=</text:span><text:bookmark text:name="MathJax-Span-150"/><text:bookmark text:name="MathJax-Span-149"/><text:span text:style-name="T2">F</text:span><text:bookmark text:name="MathJax-Span-151"/><text:span text:style-name="T2">′</text:span><text:bookmark text:name="MathJax-Span-152"/><text:span text:style-name="T2">X</text:span><text:bookmark text:name="MathJax-Span-153"/><text:span text:style-name="T2">(</text:span><text:bookmark text:name="MathJax-Span-154"/><text:span text:style-name="T2">x</text:span><text:bookmark text:name="MathJax-Span-155"/><text:span text:style-name="T2">)</text:span></text:p>
      <text:p text:style-name="P22"/>
      <text:p text:style-name="P31">Espérance d’une VAC</text:p>
      <text:p text:style-name="P25">  <text:bookmark text:name="MathJax-Span-299"/><text:bookmark text:name="MathJax-Span-298"/><text:bookmark text:name="MathJax-Span-297"/><text:bookmark text:name="MathJax-Span-296"/><text:bookmark text:name="MathJax-Span-295"/><text:bookmark text:name="MathJax-Element-42-Frame"/><text:tab/><text:span text:style-name="T2">E</text:span><text:bookmark text:name="MathJax-Span-300"/><text:span text:style-name="T2">(</text:span><text:bookmark text:name="MathJax-Span-301"/><text:span text:style-name="T2">X</text:span><text:bookmark text:name="MathJax-Span-302"/><text:span text:style-name="T2">)</text:span><text:bookmark text:name="MathJax-Span-303"/><text:span text:style-name="T2">=</text:span><text:bookmark text:name="MathJax-Span-304"/><text:bookmark text:name="MathJax-Span-305"/><text:span text:style-name="T2">∫</text:span><text:bookmark text:name="MathJax-Span-306"/><text:bookmark text:name="MathJax-Span-307"/><text:bookmark text:name="MathJax-Span-308"/><text:span text:style-name="T28">+</text:span><text:bookmark text:name="MathJax-Span-309"/><text:span text:style-name="T28">∞</text:span><text:bookmark text:name="MathJax-Span-310"/><text:bookmark text:name="MathJax-Span-311"/><text:bookmark text:name="MathJax-Span-312"/><text:span text:style-name="T21">−</text:span><text:bookmark text:name="MathJax-Span-313"/><text:span text:style-name="T21">∞</text:span><text:bookmark text:name="MathJax-Span-314"/><text:bookmark text:name="MathJax-Span-315"/><text:bookmark text:name="MathJax-Span-316"/><text:span text:style-name="T21"> <text:s/></text:span><text:span text:style-name="T2">x</text:span><text:bookmark text:name="MathJax-Span-317"/><text:bookmark text:name="MathJax-Span-318"/><text:span text:style-name="T2"> f</text:span><text:bookmark text:name="MathJax-Span-319"/><text:span text:style-name="T21">X</text:span><text:bookmark text:name="MathJax-Span-320"/><text:span text:style-name="T2">(</text:span><text:bookmark text:name="MathJax-Span-321"/><text:span text:style-name="T2">x</text:span><text:bookmark text:name="MathJax-Span-322"/><text:span text:style-name="T2">)</text:span><text:bookmark text:name="MathJax-Span-323"/><text:span text:style-name="T2"> d</text:span><text:bookmark text:name="MathJax-Span-324"/><text:span text:style-name="T2">x</text:span><text:line-break/></text:p>
      <text:p text:style-name="P31">Conergence</text:p>
      <text:p text:style-name="P32"><text:span text:style-name="T27"><text:tab/></text:span>  <text:bookmark text:name="MathJax-Element-45-Frame"/><text:bookmark text:name="MathJax-Span-337"/><text:bookmark text:name="MathJax-Span-338"/><text:bookmark text:name="MathJax-Span-339"/><text:bookmark text:name="MathJax-Span-340"/><text:span text:style-name="T2">∫</text:span><text:bookmark text:name="MathJax-Span-341"/><text:bookmark text:name="MathJax-Span-342"/><text:bookmark text:name="MathJax-Span-343"/><text:span text:style-name="T2">+</text:span><text:bookmark text:name="MathJax-Span-344"/><text:span text:style-name="T2">∞</text:span><text:bookmark text:name="MathJax-Span-345"/><text:span text:style-name="T2">a</text:span><text:bookmark text:name="MathJax-Span-346"/><text:bookmark text:name="MathJax-Span-347"/><text:bookmark text:name="MathJax-Span-348"/><text:span text:style-name="T2"> f</text:span><text:bookmark text:name="MathJax-Span-349"/><text:span text:style-name="T2">(</text:span><text:bookmark text:name="MathJax-Span-350"/><text:span text:style-name="T2">x</text:span><text:bookmark text:name="MathJax-Span-351"/><text:span text:style-name="T2">)</text:span><text:bookmark text:name="MathJax-Span-352"/><text:span text:style-name="T2"> d</text:span><text:bookmark text:name="MathJax-Span-353"/><text:span text:style-name="T2">x</text:span><text:line-break/><text:tab/><text:bookmark text:name="r-5432292"/>Par ailleurs, on dira que cette intégrale converge si la limite suivante est finie :</text:p>
      <text:p text:style-name="P16"><text:bookmark text:name="r-5432293"/> <text:bookmark text:name="MathJax-Span-357 Copie 1"/><text:bookmark text:name="MathJax-Span-356 Copie 1"/><text:bookmark text:name="MathJax-Span-355"/><text:bookmark text:name="MathJax-Span-354"/><text:bookmark text:name="MathJax-Element-46-Frame"/><text:tab/><text:span text:style-name="T2">lim</text:span><text:bookmark text:name="MathJax-Span-358 Copie 1"/><text:bookmark text:name="MathJax-Span-359 Copie 1"/><text:bookmark text:name="MathJax-Span-360 Copie 1"/><text:span text:style-name="T2">A</text:span><text:bookmark text:name="MathJax-Span-361 Copie 1"/><text:span text:style-name="T2">→</text:span><text:bookmark text:name="MathJax-Span-362 Copie 1"/><text:bookmark text:name="MathJax-Span-363 Copie 1"/><text:bookmark text:name="MathJax-Span-364 Copie 1"/><text:span text:style-name="T2">+</text:span><text:bookmark text:name="MathJax-Span-365 Copie 1"/><text:span text:style-name="T2">∞</text:span><text:bookmark text:name="MathJax-Span-367 Copie 2"/><text:bookmark text:name="MathJax-Span-366 Copie 2"/><text:span text:style-name="T2"> ∫</text:span><text:bookmark text:name="MathJax-Span-368 Copie 2"/><text:span text:style-name="T2">A</text:span><text:bookmark text:name="MathJax-Span-369 Copie 2"/><text:span text:style-name="T2">a</text:span><text:bookmark text:name="MathJax-Span-370 Copie 2"/><text:bookmark text:name="MathJax-Span-371 Copie 1"/><text:bookmark text:name="MathJax-Span-372 Copie 1"/><text:span text:style-name="T2"> f</text:span><text:bookmark text:name="MathJax-Span-373 Copie 1"/><text:span text:style-name="T2">(</text:span><text:bookmark text:name="MathJax-Span-374 Copie 1"/><text:span text:style-name="T2">x</text:span><text:bookmark text:name="MathJax-Span-375 Copie 1"/><text:span text:style-name="T2">)</text:span><text:bookmark text:name="MathJax-Span-376 Copie 2"/><text:span text:style-name="T2"> d</text:span><text:bookmark text:name="MathJax-Span-377 Copie 2"/><text:span text:style-name="T2">x</text:span></text:p>
      <text:p text:style-name="P16"><text:bookmark text:name="r-5491846"/><text:tab/>Avec <text:bookmark text:name="MathJax-Element-47-Frame"/><text:bookmark text:name="MathJax-Span-378 Copie 2"/><text:bookmark text:name="MathJax-Span-379 Copie 2"/><text:bookmark text:name="MathJax-Span-380 Copie 2"/><text:span text:style-name="T2">A</text:span> , un réel dans <text:bookmark text:name="MathJax-Element-48-Frame"/><text:bookmark text:name="MathJax-Span-381 Copie 2"/><text:bookmark text:name="MathJax-Span-382 Copie 2"/><text:bookmark text:name="MathJax-Span-383 Copie 2"/><text:span text:style-name="T2">[</text:span><text:bookmark text:name="MathJax-Span-384 Copie 2"/><text:span text:style-name="T2">a</text:span><text:bookmark text:name="MathJax-Span-385 Copie 2"/><text:span text:style-name="T2">,</text:span><text:bookmark text:name="MathJax-Span-386 Copie 2"/><text:span text:style-name="T2">+</text:span><text:bookmark text:name="MathJax-Span-387 Copie 2"/><text:span text:style-name="T2">∞</text:span><text:bookmark text:name="MathJax-Span-388 Copie 1"/><text:span text:style-name="T2">[[,+∞[</text:span> .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4:01:18.293000000</meta:creation-date>
    <dc:date>2024-04-10T10:02:27.423000000</dc:date>
    <meta:editing-duration>PT4H19S</meta:editing-duration>
    <meta:editing-cycles>14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76" meta:word-count="660" meta:character-count="3684" meta:non-whitespace-character-count="2919"/>
  </office:meta>
</office:document-meta>
</file>